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Formal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Gender</text:p>
          </table:table-cell>
          <table:table-cell office:value-type="string">
            <text:p>E-Mail</text:p>
          </table:table-cell>
          <table:table-cell office:value-type="string">
            <text:p>Street</text:p>
          </table:table-cell>
          <table:table-cell office:value-type="string">
            <text:p>zip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</table:table-row>
        <table:table-row table:style-name="ro2">
          <table:table-cell office:value-type="string">
            <text:p>Herr</text:p>
          </table:table-cell>
          <table:table-cell office:value-type="float" office:value="1">
            <text:p>1</text:p>
          </table:table-cell>
          <table:table-cell office:value-type="string">
            <text:p>Markus</text:p>
          </table:table-cell>
          <table:table-cell office:value-type="string">
            <text:p>Fischböck</text:p>
          </table:table-cell>
          <table:table-cell office:value-type="string">
            <text:p>M</text:p>
          </table:table-cell>
          <table:table-cell office:value-type="string">
            <text:p><text:a xlink:href="mailto:m.fischboeck@googlemail.com" xlink:type="simple">m.fischboeck@googlemail.com</text:a></text:p>
          </table:table-cell>
          <table:table-cell office:value-type="string">
            <text:p>Musterstraße 10</text:p>
          </table:table-cell>
          <table:table-cell office:value-type="float" office:value="12345">
            <text:p>12345</text:p>
          </table:table-cell>
          <table:table-cell office:value-type="string">
            <text:p>Berlin</text:p>
          </table:table-cell>
          <table:table-cell office:value-type="string">
            <text:p>DEU</text:p>
          </table:table-cell>
        </table:table-row>
        <table:table-row table:style-name="ro2">
          <table:table-cell office:value-type="string">
            <text:p>Frau</text:p>
          </table:table-cell>
          <table:table-cell office:value-type="float" office:value="1">
            <text:p>1</text:p>
          </table:table-cell>
          <table:table-cell office:value-type="string">
            <text:p>Anke</text:p>
          </table:table-cell>
          <table:table-cell office:value-type="string">
            <text:p>Engelke</text:p>
          </table:table-cell>
          <table:table-cell office:value-type="string">
            <text:p>F</text:p>
          </table:table-cell>
          <table:table-cell office:value-type="string">
            <text:p><text:a xlink:href="mailto:a.en@example.com" xlink:type="simple">a.en@example.com</text:a></text:p>
          </table:table-cell>
          <table:table-cell office:value-type="string">
            <text:p>Musterstraße 11</text:p>
          </table:table-cell>
          <table:table-cell office:value-type="float" office:value="12345">
            <text:p>12345</text:p>
          </table:table-cell>
          <table:table-cell office:value-type="string">
            <text:p>Berlin</text:p>
          </table:table-cell>
          <table:table-cell office:value-type="string">
            <text:p>DEU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string">
            <text:p>Fritz</text:p>
          </table:table-cell>
          <table:table-cell office:value-type="string">
            <text:p>Funkel</text:p>
          </table:table-cell>
          <table:table-cell office:value-type="string">
            <text:p>M</text:p>
          </table:table-cell>
          <table:table-cell office:value-type="string">
            <text:p><text:a xlink:href="mailto:f.funkel@example.com" xlink:type="simple">f.funkel@example.com</text:a></text:p>
          </table:table-cell>
          <table:table-cell office:value-type="string">
            <text:p>Musterstraße 10</text:p>
          </table:table-cell>
          <table:table-cell office:value-type="float" office:value="12345">
            <text:p>12345</text:p>
          </table:table-cell>
          <table:table-cell office:value-type="string">
            <text:p>Berlin</text:p>
          </table:table-cell>
          <table:table-cell office:value-type="string">
            <text:p>DEU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string">
            <text:p>Karl</text:p>
          </table:table-cell>
          <table:table-cell office:value-type="string">
            <text:p>Koch</text:p>
          </table:table-cell>
          <table:table-cell/>
          <table:table-cell office:value-type="string">
            <text:p><text:a xlink:href="mailto:k.koch@example.com" xlink:type="simple">k.koch@example.com</text:a></text:p>
          </table:table-cell>
          <table:table-cell office:value-type="string">
            <text:p>Musterstraße 10</text:p>
          </table:table-cell>
          <table:table-cell office:value-type="float" office:value="12345">
            <text:p>12345</text:p>
          </table:table-cell>
          <table:table-cell office:value-type="string">
            <text:p>Berlin</text:p>
          </table:table-cell>
          <table:table-cell office:value-type="string">
            <text:p>DEU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obox </meta:initial-creator>
    <meta:creation-date>2014-06-29T11:41:42</meta:creation-date>
    <meta:generator>LibreOffice/3.5$Linux_X86_64 LibreOffice_project/350m1$Build-2</meta:generator>
    <meta:document-statistic meta:table-count="3" meta:cell-count="47" meta:object-count="0"/>
  </office:meta>
</office:document-meta>
</file>